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048" officeooo:paragraph-rsid="001a6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l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09:31:34.964428573</meta:creation-date>
    <dc:date>2015-06-15T09:33:01.851215719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2.8.2$Linux_X86_64 LibreOffice_project/420m0$Build-2</meta:generator>
  </office:meta>
</office:document-meta>
</file>